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list-style-name="L1">
      <style:text-properties style:text-underline-style="none" fo:font-weight="normal" style:font-weight-asian="normal" style:font-weight-complex="normal"/>
    </style:style>
    <style:style style:name="P5"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6" style:family="paragraph" style:parent-style-name="Standard">
      <style:text-properties fo:font-style="normal" style:text-underline-style="none" fo:font-weight="normal" style:font-style-asian="normal" style:font-weight-asian="normal" style:font-style-complex="normal" style:font-weight-complex="normal"/>
    </style:style>
    <style:style style:name="P7" style:family="paragraph" style:parent-style-name="Standard" style:list-style-name="L2">
      <style:text-properties fo:font-style="normal" style:text-underline-style="none" fo:font-weight="normal" style:font-style-asian="normal" style:font-weight-asian="normal" style:font-style-complex="normal" style:font-weight-complex="normal"/>
    </style:style>
    <style:style style:name="P8" style:family="paragraph" style:parent-style-name="Standard" style:list-style-name="L2">
      <style:text-properties fo:font-style="normal" style:text-underline-style="none" fo:font-weight="normal" style:font-weight-asian="normal" style:font-weight-complex="normal"/>
    </style:style>
    <style:style style:name="T1" style:family="text">
      <style:text-properties style:font-style-asian="normal" style:font-style-complex="normal"/>
    </style:style>
    <style:style style:name="T2" style:family="text">
      <style:text-properties style:text-underline-style="solid" style:text-underline-width="auto" style:text-underline-color="font-color" style:font-style-asian="normal" style:font-style-complex="normal"/>
    </style:style>
    <style:style style:name="T3" style:family="text">
      <style:text-properties style:text-underline-style="solid" style:text-underline-width="auto" style:text-underline-color="font-color" fo:font-weight="bold" style:font-weight-asian="bold" style:font-weight-complex="bol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3">IMPLEMENTATION</text:span></text:p>
      <text:p text:style-name="P2"/>
      <text:p text:style-name="P2">All things implemented</text:p>
      <text:p text:style-name="P2"/>
      <text:p text:style-name="P1">EXPERIMENTS WITH SPAMBASE DATABASE</text:p>
      <text:p text:style-name="P2"/>
      <text:list xml:id="list1721308341" text:style-name="L1">
        <text:list-item>
          <text:list>
            <text:list-item>
              <text:p text:style-name="P4">Divergence occurs when we increase eta above 0.03</text:p>
            </text:list-item>
            <text:list-item>
              <text:p text:style-name="P4">convergence occurs for eta 0.005 for Linear Model and 0.001 for Logistic Model</text:p>
            </text:list-item>
            <text:list-item>
              <text:p text:style-name="P4">Stopping criteria is implemented in file trainer.lua. It is by default commented and when uncommented, will out put whenever convergence is achieved. Note that this is done as soon as convergence is achieved (while training itself) and the program doesn't continue the work any further in that case. <text:line-break/></text:p>
            </text:list-item>
            <text:list-item>
              <text:p text:style-name="P4">learning rate used = 0.001<text:line-break/><text:line-break/> 10<text:tab/>30<text:tab/>100<text:tab/>500<text:tab/>1000<text:tab/>3000<text:line-break/>Average Loss<text:tab/><text:tab/><text:tab/>0.34<text:tab/>0.39<text:tab/>0.41<text:tab/>0.46<text:tab/>0.72<text:tab/>0.66<text:line-break/>Classification Error<text:tab/><text:tab/>0.1<text:tab/>0.06<text:tab/>0.07<text:tab/>0.08<text:tab/>0.12<text:tab/>0.08<text:line-break/>Average Loss <text:s text:c="2"/><text:tab/><text:tab/>5.21<text:tab/>4.69<text:tab/>4.39<text:tab/>1.14<text:tab/>0.83<text:tab/>0.74<text:line-break/>Classification Error <text:s/><text:tab/><text:tab/>0.36<text:tab/>0.22<text:tab/>0.14<text:tab/>0.11<text:tab/>0.13<text:tab/>0.10<text:line-break/>Iteration<text:tab/><text:tab/><text:tab/>NA<text:tab/>NA<text:tab/>39<text:tab/>39<text:tab/>36<text:tab/>47<text:line-break/></text:p>
            </text:list-item>
            <text:list-item>
              <text:p text:style-name="P4">Training Error<text:tab/>~0.09<text:line-break/><text:tab/>Testing Error ~0.11</text:p>
            </text:list-item>
          </text:list>
        </text:list-item>
      </text:list>
      <text:p text:style-name="P2"/>
      <text:p text:style-name="P2"/>
      <text:p text:style-name="P5">L2 AND L1 REGULARIZATION</text:p>
      <text:p text:style-name="P6"/>
      <text:list xml:id="list1531076814" text:style-name="L2">
        <text:list-item>
          <text:list>
            <text:list-item>
              <text:p text:style-name="P7">The use of L2 regularization on direct solution of linear regression has no effect on the total error.<text:line-break/>For lambda = 0.05, <text:line-break/>Without L2<text:line-break/>Loss=0.22458942406725<text:line-break/>Error=0.11022727272727<text:line-break/>With L2<text:line-break/>Loss=0.22458948374481<text:line-break/>Error=0.11022727272727<text:line-break/></text:p>
            </text:list-item>
            <text:list-item>
              <text:p text:style-name="P8"><text:span text:style-name="T1"><text:line-break/></text:span><text:span text:style-name="T2">L2 Regularization</text:span><text:span text:style-name="T1"><text:line-break/> 10<text:tab/><text:tab/><text:tab/>30<text:tab/><text:tab/><text:tab/>100<text:line-break/>Test Loss<text:tab/><text:tab/>20<text:tab/><text:tab/><text:tab/>12.05<text:tab/><text:tab/><text:tab/>6.7<text:line-break/>Test Error<text:tab/><text:tab/>0.418<text:tab/><text:tab/><text:tab/>0.45<text:tab/><text:tab/><text:tab/>0.37<text:line-break/>Training Loss<text:tab/><text:tab/>4.86<text:tab/><text:tab/><text:tab/>3.19<text:tab/><text:tab/><text:tab/>3.35<text:line-break/>Training Error<text:tab/><text:tab/>0.3<text:tab/><text:tab/><text:tab/>0.3<text:tab/><text:tab/><text:tab/>0.32<text:line-break/>Lambda<text:tab/><text:tab/>0.05<text:tab/><text:tab/><text:tab/>0.05<text:tab/><text:tab/><text:tab/>0.05<text:line-break/><text:line-break/><text:line-break/></text:span><text:span text:style-name="T1"><text:line-break/></text:span><text:soft-page-break/><text:span text:style-name="T2">L1 Regularization<text:line-break/></text:span><text:span text:style-name="T1"><text:tab/><text:tab/><text:tab/>10<text:tab/><text:tab/><text:tab/>30<text:tab/><text:tab/><text:tab/>100<text:line-break/>Test Loss<text:tab/><text:tab/>9.54<text:tab/><text:tab/><text:tab/>8.28<text:tab/><text:tab/><text:tab/>5.27<text:line-break/>Test Error<text:tab/><text:tab/>0.37<text:tab/><text:tab/><text:tab/>0.37<text:tab/><text:tab/><text:tab/>0.32<text:line-break/>Training Loss<text:tab/><text:tab/>6.46<text:tab/><text:tab/><text:tab/>3.77<text:tab/><text:tab/><text:tab/>1.36<text:line-break/>Training Error<text:tab/><text:tab/>0.4<text:tab/><text:tab/><text:tab/>0.36<text:tab/><text:tab/><text:tab/>0.4<text:line-break/>Lambda<text:tab/><text:tab/>0.01<text:tab/><text:tab/><text:tab/>0.01<text:tab/><text:tab/><text:tab/>0.01<text:tab/><text:tab/><text:tab/><text:tab/><text:tab/><text:tab/></text:span></text:p>
            </text:list-item>
          </text:list>
        </text:list-item>
      </text:list>
      <text:p text:style-name="P2"/>
      <text:p text:style-name="P1">MULTINOMIAL LOGISTIC REGRESSION</text:p>
      <text:p text:style-name="P2"/>
      <text:p text:style-name="P2"/>
      <text:p text:style-name="P2">4.1)<text:tab/>This is with L2 Regularization</text:p>
      <text:p text:style-name="P2"><text:tab/><text:tab/><text:tab/>100<text:tab/><text:tab/>500<text:tab/><text:tab/>1000<text:tab/><text:tab/>6000</text:p>
      <text:p text:style-name="P2">Error Training<text:tab/><text:tab/>0.58<text:tab/><text:tab/>0.28<text:tab/><text:tab/>0.90<text:tab/><text:tab/>0.90</text:p>
      <text:p text:style-name="P2">Error Testing<text:tab/><text:tab/>0.72<text:tab/><text:tab/>0.4<text:tab/><text:tab/>0.91<text:tab/><text:tab/>0.91<text:line-break/><text:line-break/>4.2)<text:tab/>with L1 Regularization<text:line-break/><text:tab/><text:tab/><text:tab/>100<text:tab/><text:tab/>500<text:tab/><text:tab/>1000<text:tab/><text:tab/>6000</text:p>
      <text:p text:style-name="P2">Error Training<text:tab/><text:tab/>0.49<text:tab/><text:tab/>0.26<text:tab/><text:tab/>0.90<text:tab/><text:tab/>0.90</text:p>
      <text:p text:style-name="P2">Error Testing<text:tab/><text:tab/>0.70<text:tab/><text:tab/>0.4<text:tab/><text:tab/>0.91<text:tab/><text:tab/>0.9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0T21:28:55</meta:creation-date>
    <meta:generator>LibreOffice/3.5$Linux_x86 LibreOffice_project/350m1$Build-2</meta:generator>
    <dc:date>2012-10-11T01:32:05</dc:date>
    <meta:editing-duration>PT39M25S</meta:editing-duration>
    <meta:editing-cycles>4</meta:editing-cycles>
    <meta:document-statistic meta:table-count="0" meta:image-count="0" meta:object-count="0" meta:page-count="2" meta:paragraph-count="18" meta:word-count="277" meta:character-count="413" meta:non-whitespace-character-count="1406"/>
  </office:meta>
</office:document-meta>
</file>